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)" style:num-format="a" style:num-letter-sync="true">
        <style:list-level-properties text:space-before="0.25in" text:min-label-width="0.4916in" text:list-level-position-and-space-mode="label-alignment">
          <style:list-level-label-alignment text:label-followed-by="listtab" fo:margin-left="0.7416in" fo:text-indent="-0.4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" style:parent-style-name="Standard" style:family="paragraph">
      <style:paragraph-properties fo:text-align="justify"/>
      <style:text-properties fo:font-weight="bold" style:font-weight-asian="bold" style:font-weight-complex="bold" fo:font-size="11pt" style:font-size-asian="11pt" style:font-size-complex="11pt"/>
    </style:style>
    <style:style style:name="P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9" style:parent-style-name="Standard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/>
    </style:style>
    <style:style style:name="P10" style:parent-style-name="Standard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/>
    </style:style>
    <style:style style:name="P11" style:parent-style-name="Standard" style:family="paragraph">
      <style:paragraph-properties fo:text-align="justify" fo:margin-left="0.4895in">
        <style:tab-stops/>
      </style:paragraph-properties>
      <style:text-properties fo:color="#0000FF" fo:font-size="11pt" style:font-size-asian="11pt" style:font-size-complex="11pt"/>
    </style:style>
    <style:style style:name="P12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13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14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15" style:parent-style-name="Standard" style:family="paragraph">
      <style:paragraph-properties fo:text-align="justify" fo:text-indent="0.4895in"/>
      <style:text-properties fo:color="#0070C0"/>
    </style:style>
    <style:style style:name="P16" style:parent-style-name="Standard" style:family="paragraph">
      <style:paragraph-properties fo:text-align="justify" fo:text-indent="0.4895in"/>
      <style:text-properties fo:color="#0070C0"/>
    </style:style>
    <style:style style:name="P17" style:parent-style-name="Standard" style:family="paragraph">
      <style:paragraph-properties fo:text-align="justify" fo:margin-left="0.4895in">
        <style:tab-stops/>
      </style:paragraph-properties>
      <style:text-properties fo:color="#0070C0"/>
    </style:style>
    <style:style style:name="P18" style:parent-style-name="Standard" style:family="paragraph">
      <style:paragraph-properties fo:text-align="justify" fo:text-indent="0.4895in"/>
      <style:text-properties fo:color="#0070C0"/>
    </style:style>
    <style:style style:name="P19" style:parent-style-name="Standard" style:family="paragraph">
      <style:paragraph-properties fo:text-align="justify" fo:text-indent="0.4895in"/>
      <style:text-properties fo:color="#0070C0"/>
    </style:style>
    <style:style style:name="P20" style:parent-style-name="Standard" style:family="paragraph">
      <style:paragraph-properties fo:text-align="justify" fo:margin-left="0.4895in">
        <style:tab-stops/>
      </style:paragraph-properties>
    </style:style>
    <style:style style:name="T21" style:parent-style-name="Fuentedepárrafopredeter." style:family="text">
      <style:text-properties fo:color="#0070C0"/>
    </style:style>
    <style:style style:name="T22" style:parent-style-name="Fuentedepárrafopredeter." style:family="text">
      <style:text-properties fo:color="#0070C0"/>
    </style:style>
    <style:style style:name="T23" style:parent-style-name="Fuentedepárrafopredeter." style:family="text">
      <style:text-properties fo:color="#0070C0"/>
    </style:style>
    <style:style style:name="T24" style:parent-style-name="Fuentedepárrafopredeter." style:family="text">
      <style:text-properties fo:font-size="11pt" style:font-size-asian="11pt" style:font-size-complex="11pt"/>
    </style:style>
    <style:style style:name="P25" style:parent-style-name="Standard" style:family="paragraph">
      <style:paragraph-properties fo:text-align="justify" fo:margin-left="0.4895in">
        <style:tab-stops/>
      </style:paragraph-properties>
      <style:text-properties fo:color="#0000FF" fo:font-size="11pt" style:font-size-asian="11pt" style:font-size-complex="11pt"/>
    </style:style>
    <style:style style:name="P26" style:parent-style-name="Standard" style:family="paragraph">
      <style:paragraph-properties fo:text-align="justify" fo:margin-left="0.4895in">
        <style:tab-stops/>
      </style:paragraph-properties>
    </style:style>
    <style:style style:name="T27" style:parent-style-name="Fuentedepárrafopredeter." style:family="text">
      <style:text-properties fo:color="#0070C0" fo:font-size="11pt" style:font-size-asian="11pt" style:font-size-complex="11pt"/>
    </style:style>
    <style:style style:name="T28" style:parent-style-name="Fuentedepárrafopredeter." style:family="text">
      <style:text-properties fo:color="#0070C0"/>
    </style:style>
    <style:style style:name="T29" style:parent-style-name="Fuentedepárrafopredeter." style:family="text">
      <style:text-properties fo:color="#0070C0" fo:font-size="11pt" style:font-size-asian="11pt" style:font-size-complex="11pt"/>
    </style:style>
    <style:style style:name="P30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31" style:parent-style-name="Standard" style:family="paragraph">
      <style:paragraph-properties fo:text-align="justify" fo:margin-left="0.4895in">
        <style:tab-stops/>
      </style:paragraph-properties>
    </style:style>
    <style:style style:name="T32" style:parent-style-name="Fuentedepárrafopredeter." style:family="text">
      <style:text-properties fo:color="#0070C0" fo:font-size="11pt" style:font-size-asian="11pt" style:font-size-complex="11pt"/>
    </style:style>
    <style:style style:name="T33" style:parent-style-name="Fuentedepárrafopredeter." style:family="text">
      <style:text-properties fo:color="#0070C0"/>
    </style:style>
    <style:style style:name="T34" style:parent-style-name="Fuentedepárrafopredeter." style:family="text">
      <style:text-properties fo:color="#0070C0" fo:font-size="11pt" style:font-size-asian="11pt" style:font-size-complex="11pt"/>
    </style:style>
    <style:style style:name="P35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36" style:parent-style-name="Standard" style:family="paragraph">
      <style:paragraph-properties fo:text-align="justify" fo:margin-left="0.4895in">
        <style:tab-stops/>
      </style:paragraph-properties>
    </style:style>
    <style:style style:name="T37" style:parent-style-name="Fuentedepárrafopredeter." style:family="text">
      <style:text-properties fo:color="#0070C0" fo:font-size="11pt" style:font-size-asian="11pt" style:font-size-complex="11pt"/>
    </style:style>
    <style:style style:name="T38" style:parent-style-name="Fuentedepárrafopredeter." style:family="text">
      <style:text-properties fo:color="#0070C0"/>
    </style:style>
    <style:style style:name="T39" style:parent-style-name="Fuentedepárrafopredeter." style:family="text">
      <style:text-properties fo:color="#0070C0" fo:font-size="11pt" style:font-size-asian="11pt" style:font-size-complex="11pt"/>
    </style:style>
    <style:style style:name="P40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41" style:parent-style-name="Standard" style:family="paragraph">
      <style:paragraph-properties fo:text-align="justify" fo:margin-left="0.4895in">
        <style:tab-stops/>
      </style:paragraph-properties>
      <style:text-properties fo:color="#0000FF" fo:font-size="11pt" style:font-size-asian="11pt" style:font-size-complex="11pt"/>
    </style:style>
    <style:style style:name="P42" style:parent-style-name="Standard" style:family="paragraph">
      <style:paragraph-properties fo:text-align="justify" fo:margin-left="0.4895in">
        <style:tab-stops/>
      </style:paragraph-properties>
      <style:text-properties fo:color="#B84700" fo:font-size="11pt" style:font-size-asian="11pt" style:font-size-complex="11pt"/>
    </style:style>
    <style:style style:name="P43" style:parent-style-name="Standard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45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46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47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48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49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0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1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2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3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4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5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6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7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8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59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60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61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62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63" style:parent-style-name="Standard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66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67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68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69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70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71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72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73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74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75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76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77" style:parent-style-name="Standard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0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1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2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3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4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5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6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7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8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89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90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91" style:parent-style-name="Standard" style:family="paragraph">
      <style:paragraph-properties fo:text-align="justify" fo:margin-left="0.4895in">
        <style:tab-stops/>
      </style:paragraph-properties>
      <style:text-properties fo:color="#0070C0" fo:font-size="11pt" style:font-size-asian="11pt" style:font-size-complex="11pt"/>
    </style:style>
    <style:style style:name="P92" style:parent-style-name="Standard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/>
    </style:style>
    <style:style style:name="P93" style:parent-style-name="Standard" style:list-style-name="LFO4" style:family="paragraph">
      <style:paragraph-properties fo:text-align="justify"/>
      <style:text-properties fo:font-size="11pt" style:font-size-asian="11pt" style:font-size-complex="11pt"/>
    </style:style>
    <style:style style:name="P94" style:parent-style-name="Standard" style:family="paragraph">
      <style:paragraph-properties fo:text-align="justify" fo:margin-left="0.7416in">
        <style:tab-stops/>
      </style:paragraph-properties>
      <style:text-properties fo:color="#4472C4" fo:font-size="11pt" style:font-size-asian="11pt" style:font-size-complex="11pt"/>
    </style:style>
    <style:style style:name="P95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96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97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98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99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100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101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102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103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04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05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06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07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11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12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13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14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15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16" style:parent-style-name="Standard" style:family="paragraph">
      <style:paragraph-properties fo:text-align="justify"/>
      <style:text-properties fo:color="#0000FF" fo:font-size="11pt" style:font-size-asian="11pt" style:font-size-complex="11pt"/>
    </style:style>
    <style:style style:name="P117" style:parent-style-name="Standard" style:family="paragraph">
      <style:paragraph-properties fo:text-align="justify" fo:margin-left="0.4923in">
        <style:tab-stops/>
      </style:paragraph-properties>
      <style:text-properties fo:color="#0000FF" fo:font-size="11pt" style:font-size-asian="11pt" style:font-size-complex="11pt"/>
    </style:style>
    <style:style style:name="P118" style:parent-style-name="Standard" style:family="paragraph">
      <style:paragraph-properties fo:text-align="justify" fo:margin-left="0.4923in">
        <style:tab-stops/>
      </style:paragraph-properties>
    </style:style>
    <style:style style:name="T119" style:parent-style-name="Fuentedepárrafopredeter." style:family="text">
      <style:text-properties fo:color="#0000FF" fo:font-size="11pt" style:font-size-asian="11pt" style:font-size-complex="11pt"/>
    </style:style>
    <style:style style:name="T120" style:parent-style-name="Fuentedepárrafopredeter." style:family="text">
      <style:text-properties fo:color="#0000FF" fo:font-size="11pt" style:font-size-asian="11pt" style:font-size-complex="11pt"/>
    </style:style>
    <style:style style:name="T121" style:parent-style-name="Fuentedepárrafopredeter." style:family="text">
      <style:text-properties fo:font-size="11pt" style:font-size-asian="11pt" style:font-size-complex="11pt"/>
    </style:style>
    <style:style style:name="T12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23" style:parent-style-name="Fuentedepárrafopredeter." style:family="text">
      <style:text-properties fo:font-size="11pt" style:font-size-asian="11pt" style:font-size-complex="11pt"/>
    </style:style>
    <style:style style:name="P124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25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26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27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28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29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30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31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32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33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34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35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36" style:parent-style-name="Standard" style:family="paragraph">
      <style:paragraph-properties fo:text-align="justify" fo:margin-left="0.4923in">
        <style:tab-stops/>
      </style:paragraph-properties>
      <style:text-properties fo:color="#4472C4"/>
    </style:style>
    <style:style style:name="P137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138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139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140" style:parent-style-name="Standard" style:family="paragraph">
      <style:paragraph-properties fo:text-align="justify" fo:margin-left="0.4923in">
        <style:tab-stops/>
      </style:paragraph-properties>
      <style:text-properties fo:color="#4472C4" fo:font-size="11pt" style:font-size-asian="11pt" style:font-size-complex="11pt"/>
    </style:style>
    <style:style style:name="P141" style:parent-style-name="Standard" style:family="paragraph">
      <style:paragraph-properties fo:text-align="justify" fo:text-indent="0.4923in"/>
      <style:text-properties fo:color="#4472C4" fo:font-size="11pt" style:font-size-asian="11pt" style:font-size-complex="11pt"/>
    </style:style>
    <style:style style:name="P142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143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144" style:parent-style-name="Standard" style:family="paragraph">
      <style:paragraph-properties fo:text-align="justify" fo:margin-left="0.4923in">
        <style:tab-stops/>
      </style:paragraph-properties>
      <style:text-properties fo:font-size="11pt" style:font-size-asian="11pt" style:font-size-complex="11pt"/>
    </style:style>
    <style:style style:name="P145" style:parent-style-name="Standard" style:family="paragraph">
      <style:paragraph-properties fo:text-indent="0.4923in"/>
      <style:text-properties fo:font-size="11pt" style:font-size-asian="11pt" style:font-size-complex="11pt"/>
    </style:style>
    <style:style style:name="P146" style:parent-style-name="Standard" style:family="paragraph">
      <style:paragraph-properties fo:margin-left="0.4923in">
        <style:tab-stops/>
      </style:paragraph-properties>
      <style:text-properties fo:color="#4472C4" fo:font-size="11pt" style:font-size-asian="11pt" style:font-size-complex="11pt"/>
    </style:style>
    <style:style style:name="P147" style:parent-style-name="Standard" style:family="paragraph">
      <style:paragraph-properties fo:margin-left="0.4923in">
        <style:tab-stops/>
      </style:paragraph-properties>
      <style:text-properties fo:color="#4472C4" fo:font-size="11pt" style:font-size-asian="11pt" style:font-size-complex="11pt"/>
    </style:style>
    <style:style style:name="P148" style:parent-style-name="Standard" style:family="paragraph">
      <style:paragraph-properties fo:margin-left="0.4923in">
        <style:tab-stops/>
      </style:paragraph-properties>
      <style:text-properties fo:color="#4472C4" fo:font-size="11pt" style:font-size-asian="11pt" style:font-size-complex="11pt"/>
    </style:style>
    <style:style style:name="P149" style:parent-style-name="Standard" style:family="paragraph">
      <style:paragraph-properties fo:margin-left="0.4923in">
        <style:tab-stops/>
      </style:paragraph-properties>
      <style:text-properties fo:color="#4472C4" fo:font-size="11pt" style:font-size-asian="11pt" style:font-size-complex="11pt"/>
    </style:style>
    <style:style style:name="P150" style:parent-style-name="Standard" style:family="paragraph">
      <style:paragraph-properties fo:margin-left="0.4923in">
        <style:tab-stops/>
      </style:paragraph-properties>
      <style:text-properties fo:color="#4472C4" fo:font-size="11pt" style:font-size-asian="11pt" style:font-size-complex="11pt"/>
    </style:style>
    <style:style style:name="P151" style:parent-style-name="Standard" style:family="paragraph">
      <style:text-properties fo:font-size="11pt" style:font-size-asian="11pt" style:font-size-complex="11pt"/>
    </style:style>
    <style:style style:name="P152" style:parent-style-name="Standard" style:list-style-name="WW8Num3" style:family="paragraph">
      <style:paragraph-properties fo:text-align="justify" fo:margin-left="-0.1972in" fo:text-indent="0in">
        <style:tab-stops/>
      </style:paragraph-properties>
      <style:text-properties fo:font-size="11pt" style:font-size-asian="11pt" style:font-size-complex="11pt"/>
    </style:style>
    <style:style style:name="P153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54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55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56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57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58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59" style:parent-style-name="Standard" style:family="paragraph">
      <style:paragraph-properties fo:text-align="justify" fo:margin-left="0.4472in">
        <style:tab-stops/>
      </style:paragraph-properties>
    </style:style>
    <style:style style:name="T160" style:parent-style-name="Fuentedepárrafopredeter." style:family="text">
      <style:text-properties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161" style:parent-style-name="Fuentedepárrafopredeter." style:family="text">
      <style:text-properties fo:color="#4472C4" fo:font-size="11pt" style:font-size-asian="11pt" style:font-size-complex="11pt"/>
    </style:style>
    <style:style style:name="T162" style:parent-style-name="Fuentedepárrafopredeter." style:family="text">
      <style:text-properties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163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64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65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66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67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68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69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70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71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72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73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74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75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176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177" style:parent-style-name="Standard" style:family="paragraph">
      <style:paragraph-properties fo:text-align="justify" fo:margin-left="0.4472in">
        <style:tab-stops/>
      </style:paragraph-properties>
    </style:style>
    <style:style style:name="T178" style:parent-style-name="Fuentedepárrafopredeter." style:family="text">
      <style:text-properties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179" style:parent-style-name="Fuentedepárrafopredeter." style:family="text">
      <style:text-properties fo:color="#4472C4" fo:font-size="11pt" style:font-size-asian="11pt" style:font-size-complex="11pt"/>
    </style:style>
    <style:style style:name="P180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81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82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83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84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85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186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87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88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89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90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91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92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93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194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95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96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97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98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199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200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201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202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203" style:parent-style-name="Standard" style:family="paragraph">
      <style:paragraph-properties fo:text-align="justify" fo:margin-left="0.4472in">
        <style:tab-stops/>
      </style:paragraph-properties>
      <style:text-properties fo:color="#4472C4" fo:font-size="11pt" style:font-size-asian="11pt" style:font-size-complex="11pt"/>
    </style:style>
    <style:style style:name="P204" style:parent-style-name="Standard" style:family="paragraph">
      <style:paragraph-properties fo:text-align="justify" fo:margin-left="0.4472in">
        <style:tab-stops/>
      </style:paragraph-properties>
      <style:text-properties fo:font-size="11pt" style:font-size-asian="11pt" style:font-size-complex="11pt"/>
    </style:style>
    <style:style style:name="P205" style:parent-style-name="Standard" style:list-style-name="WW8Num4" style:family="paragraph">
      <style:paragraph-properties fo:text-align="justify" fo:margin-left="-0.2944in" fo:text-indent="0in">
        <style:tab-stops>
          <style:tab-stop style:type="left" style:position="-1.575in"/>
        </style:tab-stops>
      </style:paragraph-properties>
      <style:text-properties fo:font-size="11pt" style:font-size-asian="11pt" style:font-size-complex="11pt"/>
    </style:style>
    <style:style style:name="P206" style:parent-style-name="Standard" style:family="paragraph">
      <style:paragraph-properties fo:text-align="justify">
        <style:tab-stops>
          <style:tab-stop style:type="left" style:position="-1.8694in"/>
        </style:tab-stops>
      </style:paragraph-properties>
      <style:text-properties fo:font-size="11pt" style:font-size-asian="11pt" style:font-size-complex="11pt"/>
    </style:style>
    <style:style style:name="P207" style:parent-style-name="Standard" style:family="paragraph">
      <style:paragraph-properties fo:text-align="justify">
        <style:tab-stops>
          <style:tab-stop style:type="left" style:position="-1.8694in"/>
        </style:tab-stops>
      </style:paragraph-properties>
      <style:text-properties fo:color="#4472C4" fo:font-size="11pt" style:font-size-asian="11pt" style:font-size-complex="11pt"/>
    </style:style>
    <style:style style:name="P208" style:parent-style-name="Standard" style:family="paragraph">
      <style:paragraph-properties fo:text-align="justify">
        <style:tab-stops>
          <style:tab-stop style:type="left" style:position="-1.8694in"/>
        </style:tab-stops>
      </style:paragraph-properties>
      <style:text-properties fo:color="#4472C4" fo:font-size="11pt" style:font-size-asian="11pt" style:font-size-complex="11pt"/>
    </style:style>
    <style:style style:name="P209" style:parent-style-name="Standard" style:family="paragraph">
      <style:paragraph-properties fo:text-align="justify">
        <style:tab-stops>
          <style:tab-stop style:type="left" style:position="-1.8694in"/>
        </style:tab-stops>
      </style:paragraph-properties>
      <style:text-properties fo:color="#4472C4"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fo:color="#4472C4"/>
    </style:style>
    <style:style style:name="P211" style:parent-style-name="Standard" style:family="paragraph">
      <style:paragraph-properties fo:text-align="justify"/>
      <style:text-properties fo:color="#4472C4"/>
    </style:style>
    <style:style style:name="P212" style:parent-style-name="Standard" style:family="paragraph">
      <style:paragraph-properties fo:text-align="justify">
        <style:tab-stops>
          <style:tab-stop style:type="left" style:position="-1.8694in"/>
        </style:tab-stops>
      </style:paragraph-properties>
      <style:text-properties fo:color="#4472C4"/>
    </style:style>
    <style:style style:name="P213" style:parent-style-name="Standard" style:family="paragraph">
      <style:paragraph-properties fo:text-align="justify">
        <style:tab-stops>
          <style:tab-stop style:type="left" style:position="-1.8694in"/>
        </style:tab-stops>
      </style:paragraph-properties>
    </style:style>
    <style:style style:name="T214" style:parent-style-name="Fuentedepárrafopredeter." style:family="text">
      <style:text-properties fo:color="#4472C4"/>
    </style:style>
    <style:style style:name="P215" style:parent-style-name="Standard" style:family="paragraph">
      <style:paragraph-properties fo:text-align="justify" fo:margin-left="-0.2944in">
        <style:tab-stops>
          <style:tab-stop style:type="left" style:position="-1.575in"/>
        </style:tab-stops>
      </style:paragraph-properties>
      <style:text-properties fo:font-size="11pt" style:font-size-asian="11pt" style:font-size-complex="11pt"/>
    </style:style>
    <style:style style:name="P216" style:parent-style-name="Standard" style:family="paragraph">
      <style:paragraph-properties fo:text-align="justify" fo:margin-left="-0.2944in">
        <style:tab-stops>
          <style:tab-stop style:type="left" style:position="-1.575in"/>
        </style:tab-stops>
      </style:paragraph-properties>
      <style:text-properties fo:font-size="11pt" style:font-size-asian="11pt" style:font-size-complex="11pt"/>
    </style:style>
    <style:style style:name="P217" style:parent-style-name="Standard" style:list-style-name="WW8Num4" style:family="paragraph">
      <style:paragraph-properties fo:text-align="justify" fo:margin-left="-0.2944in" fo:text-indent="0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18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19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</style:style>
    <style:style style:name="T220" style:parent-style-name="Fuentedepárrafopredeter." style:family="text">
      <style:text-properties fo:font-size="11pt" style:font-size-asian="11pt" style:font-size-complex="11pt"/>
    </style:style>
    <style:style style:name="T221" style:parent-style-name="Fuentedepárrafopredeter." style:family="text">
      <style:text-properties fo:color="#4472C4" fo:font-size="11pt" style:font-size-asian="11pt" style:font-size-complex="11pt"/>
    </style:style>
    <style:style style:name="P222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color="#4472C4" fo:font-size="11pt" style:font-size-asian="11pt" style:font-size-complex="11pt"/>
    </style:style>
    <style:style style:name="P223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color="#4472C4" fo:font-size="11pt" style:font-size-asian="11pt" style:font-size-complex="11pt"/>
    </style:style>
    <style:style style:name="P224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color="#4472C4" fo:font-size="11pt" style:font-size-asian="11pt" style:font-size-complex="11pt"/>
    </style:style>
    <style:style style:name="P225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color="#4472C4" fo:font-size="11pt" style:font-size-asian="11pt" style:font-size-complex="11pt"/>
    </style:style>
    <style:style style:name="P226" style:parent-style-name="Standard" style:family="paragraph">
      <style:paragraph-properties fo:text-align="justify">
        <style:tab-stops>
          <style:tab-stop style:type="left" style:position="0.1527in"/>
        </style:tab-stops>
      </style:paragraph-properties>
      <style:text-properties fo:color="#4472C4" fo:font-size="11pt" style:font-size-asian="11pt" style:font-size-complex="11pt"/>
    </style:style>
    <style:style style:name="P227" style:parent-style-name="Standard" style:family="paragraph">
      <style:paragraph-properties fo:text-align="justify">
        <style:tab-stops>
          <style:tab-stop style:type="left" style:position="0.1527in"/>
        </style:tab-stops>
      </style:paragraph-properties>
      <style:text-properties fo:color="#4472C4" fo:font-size="11pt" style:font-size-asian="11pt" style:font-size-complex="11pt"/>
    </style:style>
    <style:style style:name="P228" style:parent-style-name="Standard" style:family="paragraph">
      <style:paragraph-properties fo:text-align="justify">
        <style:tab-stops>
          <style:tab-stop style:type="left" style:position="0.1527in"/>
        </style:tab-stops>
      </style:paragraph-properties>
      <style:text-properties fo:color="#4472C4" fo:font-size="11pt" style:font-size-asian="11pt" style:font-size-complex="11pt"/>
    </style:style>
    <style:style style:name="P229" style:parent-style-name="Standard" style:family="paragraph">
      <style:paragraph-properties fo:text-align="justify">
        <style:tab-stops>
          <style:tab-stop style:type="left" style:position="0.1527in"/>
        </style:tab-stops>
      </style:paragraph-properties>
      <style:text-properties fo:font-size="11pt" style:font-size-asian="11pt" style:font-size-complex="11pt"/>
    </style:style>
    <style:style style:name="P2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1" style:parent-style-name="Standard" style:list-style-name="WW8Num4" style:family="paragraph">
      <style:paragraph-properties fo:text-align="justify" fo:margin-left="-0.2944in" fo:text-indent="0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32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33" style:parent-style-name="Standard" style:family="paragraph">
      <style:paragraph-properties fo:text-align="justify" fo:margin-left="0.1527in">
        <style:tab-stops>
          <style:tab-stop style:type="left" style:position="0in"/>
        </style:tab-stops>
      </style:paragraph-properties>
    </style:style>
    <style:style style:name="T234" style:parent-style-name="Fuentedepárrafopredeter." style:family="text">
      <style:text-properties fo:color="#4472C4" fo:font-size="11pt" style:font-size-asian="11pt" style:font-size-complex="11pt"/>
    </style:style>
    <style:style style:name="T235" style:parent-style-name="Fuentedepárrafopredeter." style:family="text">
      <style:text-properties fo:color="#4472C4" fo:font-size="11pt" style:font-size-asian="11pt" style:font-size-complex="11pt"/>
    </style:style>
    <style:style style:name="T236" style:parent-style-name="Fuentedepárrafopredeter." style:family="text">
      <style:text-properties fo:color="#4472C4"/>
    </style:style>
    <style:style style:name="P237" style:parent-style-name="Standard" style:family="paragraph">
      <style:paragraph-properties fo:text-align="justify" fo:margin-left="0.1527in">
        <style:tab-stops>
          <style:tab-stop style:type="left" style:position="0in"/>
        </style:tab-stops>
      </style:paragraph-properties>
      <style:text-properties fo:color="#4472C4" fo:font-size="11pt" style:font-size-asian="11pt" style:font-size-complex="11pt"/>
    </style:style>
    <style:style style:name="P238" style:parent-style-name="Standard" style:family="paragraph">
      <style:paragraph-properties fo:text-align="justify" fo:margin-left="0.1527in">
        <style:tab-stops>
          <style:tab-stop style:type="left" style:position="0in"/>
        </style:tab-stops>
      </style:paragraph-properties>
      <style:text-properties fo:color="#4472C4" fo:font-size="11pt" style:font-size-asian="11pt" style:font-size-complex="11pt"/>
    </style:style>
    <style:style style:name="P239" style:parent-style-name="Standard" style:family="paragraph">
      <style:paragraph-properties fo:text-align="justify" fo:margin-left="0.1527in">
        <style:tab-stops>
          <style:tab-stop style:type="left" style:position="0in"/>
        </style:tab-stops>
      </style:paragraph-properties>
      <style:text-properties fo:color="#4472C4" fo:font-size="11pt" style:font-size-asian="11pt" style:font-size-complex="11pt"/>
    </style:style>
    <style:style style:name="P240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41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42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43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44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font-size="11pt" style:font-size-asian="11pt" style:font-size-complex="11pt"/>
    </style:style>
    <style:style style:name="P245" style:parent-style-name="Standard" style:family="paragraph">
      <style:paragraph-properties fo:text-align="justify" fo:margin-left="0.5909in" fo:text-indent="-0.3937in">
        <style:tab-stops>
          <style:tab-stop style:type="left" style:position="-1.477in"/>
        </style:tab-stops>
      </style:paragraph-properties>
      <style:text-properties fo:font-size="11pt" style:font-size-asian="11pt" style:font-size-complex="11pt"/>
    </style:style>
    <style:style style:name="P246" style:parent-style-name="Standard" style:list-style-name="WW8Num7" style:family="paragraph">
      <style:paragraph-properties fo:text-align="justify" fo:margin-left="-0.2944in" fo:text-indent="0in">
        <style:tab-stops/>
      </style:paragraph-properties>
    </style:style>
    <style:style style:name="T247" style:parent-style-name="Fuentedepárrafopredeter." style:family="text">
      <style:text-properties fo:font-size="11pt" style:font-size-asian="11pt" style:font-size-complex="11pt"/>
    </style:style>
    <style:style style:name="T248" style:parent-style-name="Fuentedepárrafopredeter." style:family="text">
      <style:text-properties fo:font-size="11pt" style:font-size-asian="11pt" style:font-size-complex="11pt"/>
    </style:style>
    <style:style style:name="P249" style:parent-style-name="Standard" style:family="paragraph">
      <style:paragraph-properties fo:text-align="justify"/>
      <style:text-properties fo:color="#333333" fo:font-size="10.5pt" style:font-size-asian="10.5pt" style:font-size-complex="10.5pt" fo:background-color="#FCFBE3"/>
    </style:style>
    <style:style style:name="P250" style:parent-style-name="Standard" style:family="paragraph">
      <style:paragraph-properties fo:text-align="justify"/>
      <style:text-properties fo:color="#333333" fo:font-size="10.5pt" style:font-size-asian="10.5pt" style:font-size-complex="10.5pt" fo:background-color="#FCFBE3"/>
    </style:style>
    <style:style style:name="P251" style:parent-style-name="Standard" style:family="paragraph">
      <style:paragraph-properties fo:text-align="justify"/>
    </style:style>
    <style:style style:name="P252" style:parent-style-name="Standard" style:family="paragraph">
      <style:paragraph-properties fo:text-align="justify"/>
    </style:style>
    <style:style style:name="P253" style:parent-style-name="Standard" style:family="paragraph">
      <style:paragraph-properties fo:text-align="justify"/>
    </style:style>
    <style:style style:name="P254" style:parent-style-name="Standard" style:family="paragraph">
      <style:paragraph-properties fo:text-align="justify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color="#4472C4" fo:font-size="11pt" style:font-size-asian="11pt" style:font-size-complex="11pt"/>
    </style:style>
    <style:style style:name="P257" style:parent-style-name="Standard" style:family="paragraph">
      <style:paragraph-properties fo:text-align="justify" fo:margin-left="-0.2944in">
        <style:tab-stops>
          <style:tab-stop style:type="left" style:position="0.4472in"/>
        </style:tab-stops>
      </style:paragraph-properties>
      <style:text-properties fo:color="#4472C4" fo:font-size="11pt" style:font-size-asian="11pt" style:font-size-complex="11pt"/>
    </style:style>
    <style:style style:name="P258" style:parent-style-name="Standard" style:family="paragraph">
      <style:paragraph-properties fo:text-align="justify"/>
    </style:style>
  </office:automatic-styles>
  <office:body>
    <office:text text:use-soft-page-breaks="true">
      <text:p text:style-name="P1">PRÁCTICA DE DCL. Administración de Oracle</text:p>
      <text:p text:style-name="P2"/>
      <text:p text:style-name="P3">El objetivo de esta práctica es aplicar los conceptos aprendidos de la manera que más se asemeje a una situación real.</text:p>
      <text:p text:style-name="P4">Por esta razón se<text:s/>plantean situaciones y necesidades de una empresa en lugar de solicitar órdenes concretas que sabríamos hacer simplemente acudiendo a los apuntes. Por lo tanto para llevar a cabo la tarea de la práctica debemos aplicar el razonamiento y el sentido común a<text:s/>partir de lo aprendido en los apuntes y con las ayudas de clase.</text:p>
      <text:p text:style-name="P5"/>
      <text:p text:style-name="P6">ENUNCIADO.-</text:p>
      <text:p text:style-name="P7"/>
      <text:p text:style-name="P8">En nuestra empresa “Unilán” existen tres departamentos: Informática, Ventas y Producción. En Informática trabajan tres personas: Pepe, Juan y Clara. En Ventas trabajan Ana y Eva<text:s/>y en Producción Jaime y Lidia.</text:p>
      <text:p text:style-name="P9"/>
      <text:p text:style-name="P10">Crearemos un tablespace para cada departamento.<text:s/></text:p>
      <text:p text:style-name="P11"/>
      <text:p text:style-name="P12"><text:bookmark-start text:name="OLE_LINK1"/><text:bookmark-start text:name="OLE_LINK2"/><text:bookmark-start text:name="OLE_LINK3"/><text:bookmark-start text:name="OLE_LINK4"/><text:bookmark-start text:name="OLE_LINK5"/><text:bookmark-start text:name="OLE_LINK6"/><text:bookmark-start text:name="OLE_LINK7"/><text:bookmark-start text:name="OLE_LINK8"/><text:bookmark-start text:name="OLE_LINK9"/><text:bookmark-start text:name="OLE_LINK10"/>CREATE TABLESPACE INFORMATICA</text:p>
      <text:p text:style-name="P13">DATAFILE 'informatica.ora' SIZE<text:s/><text:bookmark-end text:name="OLE_LINK1"/><text:bookmark-end text:name="OLE_LINK2"/><text:bookmark-end text:name="OLE_LINK3"/>2M AUTOEXTEND ON NEXT 1M MAXSIZE</text:p>
      <text:p text:style-name="P14">10M;</text:p>
      <text:p text:style-name="P15">CREATE TABLESPACE VENTAS</text:p>
      <text:p text:style-name="P16">DATAFILE 'ventas.ora' SIZE 2M AUTOEXTEND ON NEXT<text:s/>1M MAXSIZE</text:p>
      <text:p text:style-name="P17">10M;</text:p>
      <text:p text:style-name="P18">CREATE TABLESPACE PRODUCCION</text:p>
      <text:p text:style-name="P19">DATAFILE 'produccion.ora' SIZE 2M AUTOEXTEND ON NEXT 1M MAXSIZE</text:p>
      <text:p text:style-name="P20"><text:span text:style-name="T21">10M;</text:span><text:span text:style-name="T22"><text:line-break/></text:span><text:bookmark-end text:name="OLE_LINK4"/><text:bookmark-end text:name="OLE_LINK5"/><text:bookmark-end text:name="OLE_LINK6"/><text:bookmark-end text:name="OLE_LINK7"/><text:bookmark-end text:name="OLE_LINK8"/><text:bookmark-end text:name="OLE_LINK9"/><text:bookmark-end text:name="OLE_LINK10"/><text:span text:style-name="T23"><text:line-break/></text:span><text:span text:style-name="T24">También los roles de cada departamento que asignaremos a los usuarios de cada uno de ellos.</text:span></text:p>
      <text:p text:style-name="P25"/>
      <text:p text:style-name="P26"><text:span text:style-name="T27">CREATE ROLE INFORMATICA</text:span><text:span text:style-name="T28"><text:s/></text:span><text:span text:style-name="T29">NOT<text:s/></text:span></text:p>
      <text:p text:style-name="P30"><text:s text:c="4"/>IDENTIFIED;</text:p>
      <text:p text:style-name="P31"><text:span text:style-name="T32">CREATE ROLE VENTAS</text:span><text:span text:style-name="T33"><text:s/></text:span><text:span text:style-name="T34">NOT<text:s/></text:span></text:p>
      <text:p text:style-name="P35"><text:s text:c="4"/>IDENTIFIED;</text:p>
      <text:p text:style-name="P36"><text:span text:style-name="T37">CREATE ROLE PRODUCCION</text:span><text:span text:style-name="T38"><text:s/></text:span><text:span text:style-name="T39">NOT<text:s/></text:span></text:p>
      <text:p text:style-name="P40"><text:s text:c="4"/>IDENTIFIED;</text:p>
      <text:p text:style-name="P41"/>
      <text:p text:style-name="P42">Crearemos los usuarios de la empresa, cada uno asociado al rol de su departamento.</text:p>
      <text:p text:style-name="P43">INFORMATICA</text:p>
      <text:p text:style-name="P44"/>
      <text:p text:style-name="P45">CREATE USER "PEPE" <text:s/>PROFILE "DEFAULT"<text:s/></text:p>
      <text:p text:style-name="P46">IDENTIFIED BY "PEPE" DEFAULT<text:s/>TABLESPACE "INFORMATICA"<text:s/></text:p>
      <text:p text:style-name="P47">ACCOUNT UNLOCK;</text:p>
      <text:p text:style-name="P48">GRANT "CONNECT" TO "PEPE";</text:p>
      <text:p text:style-name="P49">GRANT "INFORMATICA" TO "PEPE";</text:p>
      <text:p text:style-name="P50"/>
      <text:p text:style-name="P51">CREATE USER "JUAN" <text:s/>PROFILE "DEFAULT"<text:s/></text:p>
      <text:p text:style-name="P52">IDENTIFIED BY "JUAN" DEFAULT TABLESPACE "INFORMATICA"<text:s/></text:p>
      <text:p text:style-name="P53">ACCOUNT UNLOCK;</text:p>
      <text:p text:style-name="P54">GRANT "CONNECT" TO "JUAN";</text:p>
      <text:p text:style-name="P55">GRANT "INFORMATICA" TO "JUAN";</text:p>
      <text:p text:style-name="P56"/>
      <text:p text:style-name="P57">CREATE USER "CLARA" <text:s/>PROFILE "DEFAULT"<text:s/></text:p>
      <text:p text:style-name="P58">IDENTIFIED BY "CLARA" DEFAULT TABLESPACE "INFORMATICA"<text:s/></text:p>
      <text:p text:style-name="P59">ACCOUNT UNLOCK;</text:p>
      <text:p text:style-name="P60">GRANT "CONNECT" TO "CLARA";</text:p>
      <text:p text:style-name="P61">GRANT "INFORMATICA" TO "CLARA";</text:p>
      <text:p text:style-name="P62"/>
      <text:p text:style-name="P63">VENTAS</text:p>
      <text:p text:style-name="P64"/>
      <text:p text:style-name="P65">CREATE USER "ANA" <text:s/>PROFILE "DEFAULT"<text:s/></text:p>
      <text:p text:style-name="P66">IDENTIFIED BY " ANA "<text:s/>DEFAULT TABLESPACE "VENTAS"<text:s/></text:p>
      <text:p text:style-name="P67"><text:s/>ACCOUNT UNLOCK;</text:p>
      <text:p text:style-name="P68">GRANT "CONNECT" TO "ANA";</text:p>
      <text:p text:style-name="P69">GRANT "INFORMATICA" TO "ANA";</text:p>
      <text:p text:style-name="P70"/>
      <text:p text:style-name="P71">CREATE USER "EVA" <text:s/>PROFILE "DEFAULT"<text:s/></text:p>
      <text:p text:style-name="P72">IDENTIFIED BY "EVA" DEFAULT TABLESPACE "VENTAS"<text:s/></text:p>
      <text:p text:style-name="P73">ACCOUNT UNLOCK;</text:p>
      <text:p text:style-name="P74">GRANT "CONNECT" TO "EVA" ;</text:p>
      <text:p text:style-name="P75">GRANT "INFORMATICA" TO<text:s/>"EVA";</text:p>
      <text:p text:style-name="P76"/>
      <text:p text:style-name="P77">PRODUCCION</text:p>
      <text:p text:style-name="P78"/>
      <text:p text:style-name="P79">CREATE USER "JAIME" <text:s/>PROFILE "DEFAULT"<text:s/></text:p>
      <text:p text:style-name="P80">IDENTIFIED BY "JAIME" DEFAULT TABLESPACE "PRODUCCION"<text:s/></text:p>
      <text:p text:style-name="P81">ACCOUNT UNLOCK;</text:p>
      <text:p text:style-name="P82">GRANT "PRODUCCION" TO "JAIME" ;</text:p>
      <text:p text:style-name="P83">GRANT "INFORMATICA" TO "JAIME";</text:p>
      <text:p text:style-name="P84"/>
      <text:p text:style-name="P85">CREATE USER "LIDIA" <text:s/>PROFILE "DEFAULT"<text:s/></text:p>
      <text:p text:style-name="P86">IDENTIFIED BY "LIDIA" DEFAULT TABLESPACE "PRODUCCION"<text:s/></text:p>
      <text:p text:style-name="P87">ACCOUNT UNLOCK;</text:p>
      <text:p text:style-name="P88">GRANT "CONNECT" TO "LIDIA" ;</text:p>
      <text:p text:style-name="P89">GRANT "PRODUCCION" TO "LIDIA";</text:p>
      <text:p text:style-name="P90"/>
      <text:p text:style-name="P91"/>
      <text:p text:style-name="P92"/>
      <text:list text:style-name="LFO4" text:continue-numbering="true">
        <text:list-item>
          <text:p text:style-name="P93">Pepe es el administrador de la base de datos.</text:p>
        </text:list-item>
      </text:list>
      <text:p text:style-name="P94">GRANT "DBA" TO "PEPE";</text:p>
      <text:p text:style-name="P95"/>
      <text:p text:style-name="P96">Juan y Clara son los programadores de la base de datos, que trabajan<text:s/>tanto en la aplicación que usa el departamento de Ventas como en la usada por el departamento de Producción.</text:p>
      <text:p text:style-name="P97"/>
      <text:p text:style-name="P98">Al rol de informática que tiene asignados Juan y Clara le asignaremos el privilegio del sistema de insertar, modificar y borrar registros.</text:p>
      <text:p text:style-name="P99"/>
      <text:p text:style-name="P100">GRANT ALTER ANY<text:s/>TABLE TO "INFORMATICA";</text:p>
      <text:p text:style-name="P101">GRANT CREATE ANY TABLE TO "INFORMATICA";</text:p>
      <text:p text:style-name="P102">GRANT DROP ANY TABLE TO "INFORMATICA";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<text:span text:style-name="T119">Ana y Eva tienen permisos para insertar, modificar y borrar registros en las tablas de la<text:s/></text:span><text:span text:style-name="T120">aplicación de Ventas que tienes que crear,</text:span><text:span text:style-name="T121"><text:s/>y se llaman<text:s/></text:span><text:span text:style-name="T122">Productos y Ventas</text:span><text:span text:style-name="T123">, siendo propiedad de Ana.</text:span></text:p>
      <text:p text:style-name="P124">Añadimos cuota de almacenamiento en Ventas a Ana</text:p>
      <text:p text:style-name="P125"/>
      <text:p text:style-name="P126">ALTER USER "ANA" <text:s/></text:p>
      <text:p text:style-name="P127"><text:s text:c="4"/>QUOTA 100 K<text:s/></text:p>
      <text:p text:style-name="P128"><text:s text:c="4"/>ON "VENTAS";</text:p>
      <text:p text:style-name="P129"/>
      <text:p text:style-name="P130">Creamos la tabla de Ana con el nombre productos y ventas.</text:p>
      <text:p text:style-name="P131"/>
      <text:p text:style-name="P132">CREATE TABLE "ANA"."PRODUCTOSYVENTAS" ("VENTAS" VARCHAR2(10)) <text:s/></text:p>
      <text:p text:style-name="P133"><text:s text:c="4"/>TABLESPACE "VENTAS";</text:p>
      <text:p text:style-name="P134"/>
      <text:p text:style-name="P135">Ana y Eva con el rol ventas le añadiremos el privilegio de insertar, modificar y borrar la tabla anterior.</text:p>
      <text:p text:style-name="P136"/>
      <text:p text:style-name="P137">GRANT ALTER<text:s/></text:p>
      <text:p text:style-name="P138">ON <text:s/>"ANA"."PRODUCTOSYVENTAS" TO "VENTAS";</text:p>
      <text:p text:style-name="P139">GRANT DELETE ON <text:s/>"ANA"."PRODUCTOSYVENTAS" TO "VENTAS";</text:p>
      <text:p text:style-name="P140">GRANT INSERT ON <text:s/>"ANA"."PRODUCTOSYVENTAS" TO "VENTAS";</text:p>
      <text:p text:style-name="P141">GRANT DROP ON <text:s/>"ANA"."PRODUCTOSYVENTAS" TO "VENTAS";</text:p>
      <text:p text:style-name="P142"/>
      <text:p text:style-name="P143">Jaime y Lidia pueden leer la información de esas tablas pero no pueden modificar la información.</text:p>
      <text:p text:style-name="P144">Crea los usuarios y dale los roles y permisos que creas conveniente.</text:p>
      <text:p text:style-name="P145"/>
      <text:p text:style-name="P146">Jaime y Lidia como tiene el rol producción solo le asignaremos los permisos de consulta de dicha tabla.</text:p>
      <text:p text:style-name="P147"/>
      <text:p text:style-name="P148">GRANT SELECT<text:s/></text:p>
      <text:p text:style-name="P149"><text:s text:c="4"/>ON <text:s/>"ANA"."PRODUCTOSYVENTAS" TO "PRODUCCION"</text:p>
      <text:p text:style-name="P150"/>
      <text:p text:style-name="P151"/>
      <text:list text:style-name="WW8Num3">
        <text:list-item text:start-value="2">
          <text:p text:style-name="P152">Los Tablespaces son: Informatica, Producción y Ventas.</text:p>
        </text:list-item>
      </text:list>
      <text:p text:style-name="P153">Los<text:s/>programadores del departamento de Informática pueden crear objetos en cualquier tablespace de la base de datos, excepto en Informatica.</text:p>
      <text:p text:style-name="P154">Los demás usuarios solo podrán crear objetos en su tablespace correspondiente.</text:p>
      <text:p text:style-name="P155"/>
      <text:p text:style-name="P156">A los usuarios de ventas y de producción<text:s/>le daremos cuota de almacenamiento de su respectiva tablespace.</text:p>
      <text:p text:style-name="P157"/>
      <text:p text:style-name="P158"/>
      <text:p text:style-name="P159"><text:span text:style-name="T160">INFORMATICA <text:s/></text:span><text:span text:style-name="T161">(A los programadores solo les añadiremos cuota en producción y ventas</text:span><text:span text:style-name="T162">)</text:span></text:p>
      <text:p text:style-name="P163"/>
      <text:p text:style-name="P164">ALTER USER "JUAN" <text:s/></text:p>
      <text:p text:style-name="P165"><text:s text:c="4"/>QUOTA 100 K<text:s/></text:p>
      <text:p text:style-name="P166"><text:s text:c="4"/>ON "PRODUCCION"<text:s/></text:p>
      <text:p text:style-name="P167"><text:s text:c="4"/>QUOTA 100 K<text:s/></text:p>
      <text:p text:style-name="P168"><text:s text:c="4"/>ON "VENTAS";</text:p>
      <text:p text:style-name="P169"/>
      <text:p text:style-name="P170">ALTER USER<text:s/>"CLARA" <text:s/></text:p>
      <text:p text:style-name="P171"><text:s text:c="4"/>QUOTA 100 K<text:s/></text:p>
      <text:p text:style-name="P172"><text:s text:c="4"/>ON "PRODUCCION"<text:s/></text:p>
      <text:p text:style-name="P173"><text:s text:c="4"/>QUOTA 100 K<text:s/></text:p>
      <text:p text:style-name="P174"><text:s text:c="4"/>ON "VENTAS";</text:p>
      <text:p text:style-name="P175"/>
      <text:p text:style-name="P176"/>
      <text:p text:style-name="P177"><text:span text:style-name="T178">VENTAS<text:s/></text:span><text:span text:style-name="T179">(Ana anteriormente ya lo tenia habilitado para crear la tabla)</text:span></text:p>
      <text:p text:style-name="P180"/>
      <text:p text:style-name="P181">ALTER USER "EVA" <text:s/></text:p>
      <text:p text:style-name="P182">QUOTA 100 K<text:s/></text:p>
      <text:p text:style-name="P183">ON "VENTAS";</text:p>
      <text:p text:style-name="P184"/>
      <text:p text:style-name="P185">PRODUCCION</text:p>
      <text:p text:style-name="P186"/>
      <text:p text:style-name="P187">ALTER USER "JAIME" <text:s/></text:p>
      <text:p text:style-name="P188"><text:s text:c="4"/>QUOTA 100 K<text:s/></text:p>
      <text:p text:style-name="P189"><text:s text:c="4"/>ON "PRODUCCION";</text:p>
      <text:p text:style-name="P190"/>
      <text:p text:style-name="P191">ALTER USER "LIDIA" <text:s text:c="4"/></text:p>
      <text:p text:style-name="P192"><text:s text:c="4"/>QUOTA 100 K<text:s/></text:p>
      <text:p text:style-name="P193"><text:s text:c="4"/>ON "PRODUCCION";</text:p>
      <text:p text:style-name="P194"/>
      <text:p text:style-name="P195"/>
      <text:p text:style-name="P196"/>
      <text:p text:style-name="P197">Pepe tiene cuota ilimitada en todos los tablespaces, aunque el suyo por defecto es Informática.</text:p>
      <text:p text:style-name="P198"/>
      <text:p text:style-name="P199">ALTER USER "PEPE" <text:s/></text:p>
      <text:p text:style-name="P200">QUOTA UNLIMITED<text:s/></text:p>
      <text:p text:style-name="P201">ON "INFORMATICA"<text:s/></text:p>
      <text:p text:style-name="P202">QUOTA 100 K<text:s/></text:p>
      <text:p text:style-name="P203">ON<text:s/>"VENTAS";</text:p>
      <text:p text:style-name="P204"/>
      <text:list text:style-name="WW8Num4">
        <text:list-item text:start-value="3">
          <text:p text:style-name="P205">Pepe quiere crear una tabla Prueba en el tablespace Ventas. Debemos indicarle que ocupe inicialmente 256Kb, incrementales de 256Kb hasta un máximo de 5 Mb.</text:p>
        </text:list-item>
      </text:list>
      <text:p text:style-name="P206"/>
      <text:p text:style-name="P207">ALTER DATABASE<text:s/></text:p>
      <text:p text:style-name="P208">DATAFILE 'C:\ORACLE\ORA92\DATABASE\VENTAS.ORA' RESIZE <text:s/>256K;</text:p>
      <text:p text:style-name="P209">ALTER<text:s/>DATABASE DATAFILE 'C:\ORACLE\ORA92\DATABASE\VENTAS.ORA' AUTOEXTEND ON NEXT <text:s/>256K MAXSIZE <text:s/>5M;</text:p>
      <text:p text:style-name="P210"/>
      <text:p text:style-name="P211"/>
      <text:p text:style-name="P212">CREATE TABLE "PEPE"."PRUEBA" ("PROVA" VARCHAR2(10)) <text:s/></text:p>
      <text:p text:style-name="P213"><text:span text:style-name="T214">TABLESPACE "VENTAS";</text:span></text:p>
      <text:p text:style-name="P215"><text:tab/></text:p>
      <text:p text:style-name="P216"/>
      <text:list text:style-name="WW8Num4" text:continue-numbering="true">
        <text:list-item>
          <text:p text:style-name="P217">Los programadores solo pueden abrir tres sesiones a la vez. Su tiempo de inactividad será de 12 minutos.</text:p>
        </text:list-item>
      </text:list>
      <text:p text:style-name="P218"><text:s/><text:tab/></text:p>
      <text:p text:style-name="P219"><text:span text:style-name="T220"><text:tab/></text:span><text:span text:style-name="T221">Crearemos un perfil “programadores” y lo añadimos.<text:s/></text:span></text:p>
      <text:p text:style-name="P222"><text:tab/></text:p>
      <text:p text:style-name="P223"><text:tab/>CREATE PROFILE "PROGRAMADORES"<text:s/></text:p>
      <text:p text:style-name="P224"><text:s text:c="4"/><text:tab/>LIMIT <text:s/></text:p>
      <text:p text:style-name="P225"><text:tab/>CONNECT_TIME DEFAULT IDLE_TIME 12 SESSIONS_PER_USER 3;</text:p>
      <text:p text:style-name="P226"><text:tab/></text:p>
      <text:p text:style-name="P227"><text:tab/>ALTER USER "JUAN" <text:s/>PROFILE "PROGRAMADORES";</text:p>
      <text:p text:style-name="P228"><text:tab/>ALTER USER "CLARA" <text:s/>PROFILE "PROGRAMADORES";</text:p>
      <text:p text:style-name="P229"/>
      <text:p text:style-name="P230"/>
      <text:list text:style-name="WW8Num4" text:continue-numbering="true">
        <text:list-item>
          <text:p text:style-name="P231">Pepe decide que los programadores tengan acceso a la tabla Prueba antes creada y puedan ceder ese derecho y el de conectarse a la base de datos a los usuarios que ellos quieran.</text:p>
        </text:list-item>
      </text:list>
      <text:p text:style-name="P232"/>
      <text:p text:style-name="P233"><text:span text:style-name="T234">Anteriormente el rol Informática solo tenia los<text:s/></text:span><text:span text:style-name="T235">permisos de sistema <text:s/></text:span><text:span text:style-name="T236">de insertar, modificar y borrar. Ahora <text:s/>le otorgaremos el permiso de consultar (SELECT) <text:s/>pero sobre el objeto (tabla prueba):</text:span></text:p>
      <text:p text:style-name="P237"/>
      <text:p text:style-name="P238">GRANT SELECT<text:s/></text:p>
      <text:p text:style-name="P239"><text:s text:c="4"/>ON <text:s/>"PEPE"."PRUEBA" TO "INFORMATICA";</text:p>
      <text:p text:style-name="P240"><text:tab/></text:p>
      <text:p text:style-name="P241"><text:tab/></text:p>
      <text:p text:style-name="P242"/>
      <text:p text:style-name="P243"/>
      <text:p text:style-name="P244"/>
      <text:p text:style-name="P245"><text:tab/></text:p>
      <text:list text:style-name="WW8Num7">
        <text:list-item text:start-value="6">
          <text:p text:style-name="P246"><text:span text:style-name="T247"><text:s text:c="2"/>Lidia y Jaime dejan la empresa, borra los</text:span><text:span text:style-name="T248"><text:s/>usuarios y el espacio de tablas correspondiente, detalla los pasos necesarios para que no quede rastro de sus espacios de tablas.</text:span></text:p>
        </text:list-item>
      </text:list>
      <text:p text:style-name="P249"/>
      <text:p text:style-name="P250"/>
      <text:p text:style-name="P251">DROP USER "LIDIA" <text:s/>CASCADE;</text:p>
      <text:p text:style-name="P252"/>
      <text:p text:style-name="P253">DROP USER "JAIME" <text:s/>CASCADE;</text:p>
      <text:p text:style-name="P254"/>
      <text:p text:style-name="P255"/>
      <text:p text:style-name="P256"><text:tab/>CREATE PROFILE "ALEX" <text:s/></text:p>
      <text:p text:style-name="P257"><text:s text:c="4"/><text:tab/>LIMIT <text:s/>CONNECT_TIME DEFAULT<text:s/>IDLE_TIME 12 SESSIONS_PER_USER 3;</text:p>
      <text:p text:style-name="P2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list-style style:name="WW8Num7" style:display-name="WW8Num7">
      <text:list-level-style-number text:level="1" style:num-suffix=")" style:num-format="a" style:num-letter-sync="true" text:start-value="6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416in" text:list-level-position-and-space-mode="label-alignment">
          <style:list-level-label-alignment text:label-followed-by="listtab" fo:margin-left="1.7416in" fo:text-indent="-1.7416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416in" text:list-level-position-and-space-mode="label-alignment">
          <style:list-level-label-alignment text:label-followed-by="listtab" fo:margin-left="3.2416in" fo:text-indent="-3.2416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416in" text:list-level-position-and-space-mode="label-alignment">
          <style:list-level-label-alignment text:label-followed-by="listtab" fo:margin-left="4.7416in" fo:text-indent="-4.7416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 text:start-value="2">
        <style:list-level-properties text:space-before="8.575in" text:min-label-width="0.25in" text:list-level-position-and-space-mode="label-alignment">
          <style:list-level-label-alignment text:label-followed-by="listtab" fo:margin-left="8.8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9.075in" text:min-label-width="0.25in" text:list-level-position-and-space-mode="label-alignment">
          <style:list-level-label-alignment text:label-followed-by="listtab" fo:margin-left="9.3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8.3777in" text:min-label-width="1.4472in" text:list-level-position-and-space-mode="label-alignment">
          <style:list-level-label-alignment text:label-followed-by="listtab" fo:margin-left="9.825in" fo:text-indent="-1.4472in"/>
        </style:list-level-properties>
      </text:list-level-style-number>
      <text:list-level-style-number text:level="4" style:num-suffix="." style:num-format="1">
        <style:list-level-properties text:space-before="10.075in" text:min-label-width="0.25in" text:list-level-position-and-space-mode="label-alignment">
          <style:list-level-label-alignment text:label-followed-by="listtab" fo:margin-left="10.3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0.575in" text:min-label-width="0.25in" text:list-level-position-and-space-mode="label-alignment">
          <style:list-level-label-alignment text:label-followed-by="listtab" fo:margin-left="10.8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8.3777in" text:min-label-width="2.9472in" text:list-level-position-and-space-mode="label-alignment">
          <style:list-level-label-alignment text:label-followed-by="listtab" fo:margin-left="11.325in" fo:text-indent="-2.9472in"/>
        </style:list-level-properties>
      </text:list-level-style-number>
      <text:list-level-style-number text:level="7" style:num-suffix="." style:num-format="1">
        <style:list-level-properties text:space-before="11.575in" text:min-label-width="0.25in" text:list-level-position-and-space-mode="label-alignment">
          <style:list-level-label-alignment text:label-followed-by="listtab" fo:margin-left="11.8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2.075in" text:min-label-width="0.25in" text:list-level-position-and-space-mode="label-alignment">
          <style:list-level-label-alignment text:label-followed-by="listtab" fo:margin-left="12.3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8.3777in" text:min-label-width="4.4472in" text:list-level-position-and-space-mode="label-alignment">
          <style:list-level-label-alignment text:label-followed-by="listtab" fo:margin-left="12.825in" fo:text-indent="-4.4472in"/>
        </style:list-level-properties>
      </text:list-level-style-number>
    </text:list-style>
    <text:list-style style:name="WW8Num4" style:display-name="WW8Num4">
      <text:list-level-style-number text:level="1" style:num-suffix=")" style:num-format="a" style:num-letter-sync="true" text:start-value="3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416in" text:list-level-position-and-space-mode="label-alignment">
          <style:list-level-label-alignment text:label-followed-by="listtab" fo:margin-left="1.7416in" fo:text-indent="-1.7416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416in" text:list-level-position-and-space-mode="label-alignment">
          <style:list-level-label-alignment text:label-followed-by="listtab" fo:margin-left="3.2416in" fo:text-indent="-3.2416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416in" text:list-level-position-and-space-mode="label-alignment">
          <style:list-level-label-alignment text:label-followed-by="listtab" fo:margin-left="4.7416in" fo:text-indent="-4.741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)" style:num-format="a" style:num-letter-sync="true">
        <style:list-level-properties text:space-before="0.25in" text:min-label-width="0.4916in" text:list-level-position-and-space-mode="label-alignment">
          <style:list-level-label-alignment text:label-followed-by="listtab" fo:margin-left="0.7416in" fo:text-indent="-0.4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lorens</dc:creator>
    <meta:creation-date>2010-01-20T11:53:00Z</meta:creation-date>
    <dc:date>2018-11-11T23:53:00Z</dc:date>
    <meta:template xlink:href="Normal" xlink:type="simple"/>
    <meta:editing-cycles>30</meta:editing-cycles>
    <meta:editing-duration>PT808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3" meta:word-count="1053" meta:character-count="6836" meta:row-count="48" meta:non-whitespace-character-count="5796"/>
  </office:meta>
</office:document-meta>
</file>